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a71"/>
    </style:style>
    <style:style style:name="P2" style:family="paragraph" style:parent-style-name="Standard">
      <style:text-properties officeooo:rsid="0014ba71" officeooo:paragraph-rsid="0014ba71"/>
    </style:style>
    <style:style style:name="P3" style:family="paragraph" style:parent-style-name="Standard">
      <style:text-properties officeooo:rsid="0014ba71" officeooo:paragraph-rsid="00174cef"/>
    </style:style>
    <style:style style:name="P4" style:family="paragraph" style:parent-style-name="Standard">
      <style:text-properties officeooo:rsid="00166675" officeooo:paragraph-rsid="00166675"/>
    </style:style>
    <style:style style:name="P5" style:family="paragraph" style:parent-style-name="Standard">
      <style:text-properties fo:font-weight="bold" officeooo:rsid="0014ba71" style:font-weight-asian="bold" style:font-weight-complex="bold"/>
    </style:style>
    <style:style style:name="P6" style:family="paragraph" style:parent-style-name="Standard">
      <style:text-properties fo:font-weight="bold" officeooo:rsid="00174cef" officeooo:paragraph-rsid="00174cef" style:font-weight-asian="bold" style:font-weight-complex="bold"/>
    </style:style>
    <style:style style:name="P7" style:family="paragraph" style:parent-style-name="Standard">
      <style:text-properties officeooo:paragraph-rsid="00174cef"/>
    </style:style>
    <style:style style:name="P8" style:family="paragraph" style:parent-style-name="Standard">
      <style:text-properties officeooo:paragraph-rsid="00183b15"/>
    </style:style>
    <style:style style:name="P9" style:family="paragraph" style:parent-style-name="Standard">
      <style:text-properties officeooo:rsid="00188223" officeooo:paragraph-rsid="00188223"/>
    </style:style>
    <style:style style:name="P10" style:family="paragraph" style:parent-style-name="Standard">
      <style:text-properties officeooo:rsid="001b5ba1" officeooo:paragraph-rsid="001b5b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cef" style:font-weight-asian="bold" style:font-weight-complex="bold"/>
    </style:style>
    <style:style style:name="T3" style:family="text">
      <style:text-properties fo:font-weight="bold" officeooo:rsid="001c78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6675" style:font-weight-asian="normal" style:font-weight-complex="normal"/>
    </style:style>
    <style:style style:name="T6" style:family="text">
      <style:text-properties fo:font-weight="normal" officeooo:rsid="00174cef" style:font-weight-asian="normal" style:font-weight-complex="normal"/>
    </style:style>
    <style:style style:name="T7" style:family="text">
      <style:text-properties fo:font-weight="normal" officeooo:rsid="001c78b1" style:font-weight-asian="normal" style:font-weight-complex="normal"/>
    </style:style>
    <style:style style:name="T8" style:family="text">
      <style:text-properties officeooo:rsid="00166675"/>
    </style:style>
    <style:style style:name="T9" style:family="text">
      <style:text-properties officeooo:rsid="00174cef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174cef" style:font-size-asian="12pt" style:font-size-complex="12pt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83b15" style:font-size-asian="12pt" style:font-size-complex="12pt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74ce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83b15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88223" style:font-size-asian="12pt" style:font-weight-asian="normal" style:font-size-complex="12pt" style:font-weight-complex="normal"/>
    </style:style>
    <style:style style:name="T16" style:family="text">
      <style:text-properties style:font-name="Liberation Serif" fo:font-weight="normal" officeooo:rsid="00174cef" style:font-weight-asian="normal" style:font-weight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174cef" style:font-size-asian="12pt" style:font-size-complex="12pt"/>
    </style:style>
    <style:style style:name="T19" style:family="text">
      <style:text-properties style:font-name="Liberation Serif" fo:font-size="12pt" officeooo:rsid="00183b15" style:font-size-asian="12pt" style:font-size-complex="12pt"/>
    </style:style>
    <style:style style:name="T20" style:family="text">
      <style:text-properties style:font-name="Liberation Serif" fo:font-size="12pt" officeooo:rsid="001b5ba1" style:font-size-asian="12pt" style:font-size-complex="12pt"/>
    </style:style>
    <style:style style:name="T2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174cef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183b15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1b5ba1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normal" officeooo:rsid="00174cef" style:font-size-asian="12pt" style:font-weight-asian="normal" style:font-size-complex="12pt" style:font-weight-complex="normal"/>
    </style:style>
    <style:style style:name="T26" style:family="text">
      <style:text-properties officeooo:rsid="001c78b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21-016</text:p>
      <text:p text:style-name="P1"/>
      <text:p text:style-name="P10">The answer is <text:span text:style-name="T1">A)</text:span>, because <text:span text:style-name="T26">only </text:span><text:span text:style-name="T3">II)</text:span><text:span text:style-name="T7"> is correct:</text:span></text:p>
      <text:p text:style-name="P1"/>
      <text:p text:style-name="P7"><text:span text:style-name="T2">I) False.</text:span><text:span text:style-name="T6"> </text:span><text:span text:style-name="T16">If the </text:span><text:span text:style-name="T10">three nodes near the middle of the image </text:span><text:span text:style-name="T11">and its links</text:span><text:span text:style-name="T17"> </text:span><text:span text:style-name="T18">are removed, the resulting graph is a disconnected graph and not a bipartite graph.</text:span></text:p>
      <text:p text:style-name="P7"><text:span text:style-name="T18"/></text:p>
      <text:p text:style-name="P9"><text:span text:style-name="T22">I</text:span><text:span text:style-name="T21">I) </text:span><text:span text:style-name="T24">True</text:span><text:span text:style-name="T17"> . The adjacency matrix is:</text:span></text:p>
      <text:p text:style-name="P9"><text:span text:style-name="T17"/></text:p>
      <text:p text:style-name="P9"><text:span text:style-name="T17"><draw:frame draw:style-name="fr1" draw:name="Objeto4" text:anchor-type="as-char" svg:y="-4.247cm" svg:width="9.215cm" svg:height="8.28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18"/></text:p>
      <text:p text:style-name="P10"><text:span text:style-name="T18">A</text:span><text:span text:style-name="T17">nd both diagonal are filled only with 0. So, the sum of both ones is 0.</text:span></text:p>
      <text:p text:style-name="P7"><text:span text:style-name="T18"/></text:p>
      <text:p text:style-name="P8"><text:span text:style-name="T22">I</text:span><text:span text:style-name="T23">II</text:span><text:span text:style-name="T22">) False.</text:span><text:span text:style-name="T25"> If </text:span><text:span text:style-name="T13">the six rightmost nodes</text:span><text:span text:style-name="T11"> of the image and its links</text:span><text:span text:style-name="T18"> are removed, </text:span><text:span text:style-name="T25">the </text:span><text:span text:style-name="T14">“Orion’</text:span><text:span text:style-name="T15">s</text:span><text:span text:style-name="T14"> arms” </text:span><text:span text:style-name="T15">in graph are isolated and </text:span><text:span text:style-name="T14">indicates that </text:span><text:span text:style-name="T15">a path visiting each node still passes 2 or more times in a node at least once. Because of this fact, the resulting graph is not Hamiltonian.</text:span></text:p>
      <text:p text:style-name="P8"><text:span text:style-name="T18"/></text:p>
      <text:p text:style-name="P8"><text:span text:style-name="T22">I</text:span><text:span text:style-name="T23">V</text:span><text:span text:style-name="T22">) False.</text:span><text:span text:style-name="T25"> If the </text:span><text:span text:style-name="T11">three nodes near the middle </text:span><text:span text:style-name="T12">and </text:span><text:span text:style-name="T13">the six rightmost nodes</text:span><text:span text:style-name="T11"> of the image and its links</text:span><text:span text:style-name="T18"> are removed, the resulting graph is </text:span><text:span text:style-name="T19">still</text:span><text:span text:style-name="T18"> a disconnected graph and not a</text:span><text:span text:style-name="T19">n</text:span><text:span text:style-name="T18"> </text:span><text:span text:style-name="T19">Eulerian</text:span><text:span text:style-name="T18"> graph.</text:span></text:p>
      <text:p text:style-name="P1"/>
      <text:p text:style-name="P5">2021-023</text:p>
      <text:p text:style-name="P1"/>
      <text:p text:style-name="P2"><text:span text:style-name="T9">C</text:span>onsidering Erdös-Rényi model:</text:p>
      <text:p text:style-name="P2"/>
      <text:p text:style-name="P2"><draw:frame draw:style-name="fr1" draw:name="Objeto1" text:anchor-type="as-char" svg:y="-0.639cm" svg:width="9.14cm" svg:height="1.0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As<draw:frame draw:style-name="fr1" draw:name="Objeto2" text:anchor-type="as-char" svg:y="-0.619cm" svg:width="1.729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, we discover L value:</text:p>
      <text:p text:style-name="P2"/>
      <text:p text:style-name="P2"><draw:frame draw:style-name="fr1" draw:name="Objeto3" text:anchor-type="as-char" svg:y="-0.619cm" svg:width="9.252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3"><text:span text:style-name="T8">T</text:span>he <text:span text:style-name="T1">Two nodes are connected</text:span><text:span text:style-name="T4">. </text:span><text:span text:style-name="T6">expression brings</text:span><text:span text:style-name="T4"> </text:span><text:span text:style-name="T5">some ambiguity, </text:span><text:span text:style-name="T6">but considering that is related to the probability and not to the network, t</text:span><text:span text:style-name="T5">he answer is</text:span><text:span text:style-name="T4"> </text:span><text:span text:style-name="T1">D)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16:26:11.636000000</meta:creation-date>
    <dc:date>2021-07-03T18:03:40.770000000</dc:date>
    <meta:editing-duration>PT5M24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4" meta:page-count="1" meta:paragraph-count="14" meta:word-count="184" meta:character-count="1003" meta:non-whitespace-character-count="830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frac>
          <mrow>
            <mo fence="true" stretchy="false">⟨</mo>
            <mrow>
              <mi>k</mi>
            </mrow>
            <mo fence="true" stretchy="false">⟩</mo>
          </mrow>
          <mrow>
            <mi>N</mi>
            <mo stretchy="false">−</mo>
            <mn>1</mn>
          </mrow>
        </mfrac>
        <mo stretchy="false">=</mo>
        <mfrac>
          <mrow>
            <mo fence="true" stretchy="false">⟨</mo>
            <mrow>
              <mi>k</mi>
            </mrow>
            <mo fence="true" stretchy="false">⟩</mo>
          </mrow>
          <mrow>
            <mn>100</mn>
            <mo stretchy="false">−</mo>
            <mn>1</mn>
          </mrow>
        </mfrac>
        <mo stretchy="false">=</mo>
        <mfrac>
          <mrow>
            <mo fence="true" stretchy="false">⟨</mo>
            <mrow>
              <mi>k</mi>
            </mrow>
            <mo fence="true" stretchy="false">⟩</mo>
          </mrow>
          <mn>99</mn>
        </mfrac>
        <mo stretchy="false">=</mo>
        <mn>0,4</mn>
      </mrow>
      <mo stretchy="false">⇒</mo>
      <mrow>
        <mrow>
          <mo fence="true" stretchy="false">⟨</mo>
          <mrow>
            <mi>k</mi>
          </mrow>
          <mo fence="true" stretchy="false">⟩</mo>
        </mrow>
        <mo stretchy="false">=</mo>
        <mrow>
          <mn>0,4</mn>
          <mo stretchy="false">×</mo>
          <mn>99</mn>
        </mrow>
        <mo stretchy="false">=</mo>
        <mn>39,6</mn>
      </mrow>
    </mrow>
    <annotation encoding="StarMath 5.0">p = langle k rangle over {N-1} = langle k rangle over {100-1} = langle k rangle over 99 = 0,4 drarrow  langle k rangle = 0,4 times 99 = 39,6</annotation>
  </semantics>
</math>
</file>

<file path=Object 2/content.xml><?xml version="1.0" encoding="utf-8"?>
<math xmlns="http://www.w3.org/1998/Math/MathML" display="block">
  <semantics>
    <mrow>
      <mrow>
        <mo fence="true" stretchy="false">⟨</mo>
        <mrow>
          <mi>k</mi>
        </mrow>
        <mo fence="true" stretchy="false">⟩</mo>
      </mrow>
      <mo stretchy="false">=</mo>
      <mfrac>
        <mrow>
          <mn>2</mn>
          <mi>L</mi>
        </mrow>
        <mi>N</mi>
      </mfrac>
    </mrow>
    <annotation encoding="StarMath 5.0">langle k rangle = {2L} over N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⟨</mo>
          <mrow>
            <mi>k</mi>
          </mrow>
          <mo fence="true" stretchy="false">⟩</mo>
        </mrow>
        <mo stretchy="false">=</mo>
        <mfrac>
          <mrow>
            <mn>2</mn>
            <mi>L</mi>
          </mrow>
          <mi>N</mi>
        </mfrac>
        <mo stretchy="false">=</mo>
        <mfrac>
          <mrow>
            <mn>2</mn>
            <mi>L</mi>
          </mrow>
          <mn>100</mn>
        </mfrac>
        <mo stretchy="false">=</mo>
        <mn>39,6</mn>
      </mrow>
      <mo stretchy="false">⇒</mo>
      <mrow>
        <mi>L</mi>
        <mo stretchy="false">=</mo>
        <mfrac>
          <mrow>
            <mn>39,6</mn>
            <mo stretchy="false">×</mo>
            <mn>100</mn>
          </mrow>
          <mn>2</mn>
        </mfrac>
        <mo stretchy="false">=</mo>
        <mfrac>
          <mn>3960</mn>
          <mn>2</mn>
        </mfrac>
        <mo stretchy="false">=</mo>
        <mn>1980</mn>
      </mrow>
    </mrow>
    <annotation encoding="StarMath 5.0">langle k rangle = {2L} over N = {2L} over 100 = 39,6 drarrow L = 39,6 times 100 over 2 = 3960 over 2 = 1980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</mtable>
      </mrow>
      <mo fence="true" stretchy="true">]</mo>
    </mrow>
    <annotation encoding="StarMath 5.0">left [ matrix {  
0 # 1 # 0 # 0 # 0 # 0 # 0 # 0 # 0 # 0 # 0 # 0 # 0 # 0 # 0 ##
1 # 0 # 1 # 0 # 0 # 0 # 0 # 0 # 1 # 0 # 0 # 0 # 0 # 0 # 0 ##
0 # 1 # 0 # 1 # 0 # 0 # 1 # 0 # 0 # 0 # 0 # 0 # 0 # 0 # 0 ##
0 # 0 # 1 # 0 # 1 # 0 # 0 # 0 # 0 # 0 # 0 # 0 # 0 # 0 # 0 ##
0 # 0 # 0 # 1 # 0 # 1 # 0 # 0 # 0 # 0 # 0 # 0 # 0 # 0 # 0 ##
0 # 0 # 0 # 0 # 1 # 0 # 1 # 1 # 0 # 0 # 0 # 0 # 0 # 0 # 0 ##
0 # 0 # 1 # 0 # 0 # 1 # 0 # 0 # 0 # 0 # 0 # 0 # 0 # 0 # 0 ## 
0 # 0 # 0 # 0 # 0 # 1 # 0 # 0 # 1 # 1 # 0 # 0 # 0 # 0 # 0 ## 
0 # 1 # 0 # 0 # 0 # 0 # 0 # 0 # 0 # 0 # 0 # 0 # 0 # 0 # 0 ## 
0 # 0 # 0 # 0 # 0 # 0 # 0 # 0 # 0 # 0 # 1 # 0 # 1 # 0 # 0 ## 
0 # 0 # 0 # 0 # 0 # 0 # 0 # 0 # 0 # 1 # 0 # 1 # 0 # 0 # 0 ## 
0 # 0 # 0 # 0 # 0 # 0 # 0 # 0 # 0 # 0 # 1 # 0 # 0 # 0 # 0 ## 
0 # 0 # 0 # 0 # 0 # 0 # 0 # 0 # 0 # 1 # 0 # 0 # 0 # 1 # 0 ## 
0 # 0 # 0 # 0 # 0 # 0 # 0 # 0 # 0 # 0 # 0 # 0 # 1 # 0 # 1 ## 
0 # 0 # 0 # 0 # 0 # 0 # 0 # 0 # 0 # 0 # 0 # 0 # 0 # 1 # 0 } right ]</annotation>
  </semantics>
</math>
</file>